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2658e" officeooo:paragraph-rsid="0012658e"/>
    </style:style>
    <style:style style:name="P2" style:family="paragraph" style:parent-style-name="Standard">
      <style:paragraph-properties fo:text-align="start" style:justify-single-word="false"/>
      <style:text-properties officeooo:rsid="0014f84c" officeooo:paragraph-rsid="0014f84c"/>
    </style:style>
    <style:style style:name="P3" style:family="paragraph" style:parent-style-name="Standard">
      <style:paragraph-properties fo:text-align="start" style:justify-single-word="false"/>
      <style:text-properties officeooo:rsid="001549ae" officeooo:paragraph-rsid="001549ae"/>
    </style:style>
    <style:style style:name="P4" style:family="paragraph" style:parent-style-name="Standard">
      <style:paragraph-properties fo:text-align="start" style:justify-single-word="false"/>
      <style:text-properties officeooo:rsid="0015745a" officeooo:paragraph-rsid="0015745a"/>
    </style:style>
    <style:style style:name="P5" style:family="paragraph" style:parent-style-name="Standard">
      <style:paragraph-properties fo:text-align="start" style:justify-single-word="false"/>
      <style:text-properties officeooo:rsid="0016a56f" officeooo:paragraph-rsid="0016a56f"/>
    </style:style>
    <style:style style:name="P6" style:family="paragraph" style:parent-style-name="Standard">
      <style:paragraph-properties fo:text-align="start" style:justify-single-word="false"/>
      <style:text-properties officeooo:rsid="0018661f" officeooo:paragraph-rsid="0018661f"/>
    </style:style>
    <style:style style:name="P7" style:family="paragraph" style:parent-style-name="Standard">
      <style:paragraph-properties fo:text-align="start" style:justify-single-word="false"/>
      <style:text-properties officeooo:rsid="00188e8e" officeooo:paragraph-rsid="00188e8e"/>
    </style:style>
    <style:style style:name="P8" style:family="paragraph" style:parent-style-name="Standard">
      <style:paragraph-properties fo:text-align="start" style:justify-single-word="false"/>
      <style:text-properties officeooo:rsid="0019a006" officeooo:paragraph-rsid="0019a006"/>
    </style:style>
    <style:style style:name="P9" style:family="paragraph" style:parent-style-name="Standard">
      <style:paragraph-properties fo:text-align="start" style:justify-single-word="false"/>
      <style:text-properties officeooo:rsid="001a9cf6" officeooo:paragraph-rsid="001a9cf6"/>
    </style:style>
    <style:style style:name="P10" style:family="paragraph" style:parent-style-name="Standard">
      <style:paragraph-properties fo:text-align="start" style:justify-single-word="false"/>
      <style:text-properties fo:font-weight="normal" officeooo:rsid="001bf20e" officeooo:paragraph-rsid="001bf20e" style:font-weight-asian="normal" style:font-weight-complex="normal"/>
    </style:style>
    <style:style style:name="P11" style:family="paragraph" style:parent-style-name="Standard">
      <style:paragraph-properties fo:text-align="start" style:justify-single-word="false"/>
      <style:text-properties fo:font-weight="normal" officeooo:rsid="001e0eed" officeooo:paragraph-rsid="001e0eed" style:font-weight-asian="normal" style:font-weight-complex="normal"/>
    </style:style>
    <style:style style:name="P12" style:family="paragraph" style:parent-style-name="Standard">
      <style:paragraph-properties fo:text-align="start" style:justify-single-word="false"/>
      <style:text-properties fo:font-weight="normal" officeooo:rsid="00206751" officeooo:paragraph-rsid="00206751" style:font-weight-asian="normal" style:font-weight-complex="normal"/>
    </style:style>
    <style:style style:name="P13" style:family="paragraph" style:parent-style-name="Standard">
      <style:paragraph-properties fo:text-align="start" style:justify-single-word="false"/>
      <style:text-properties officeooo:rsid="002288ff" officeooo:paragraph-rsid="002288ff"/>
    </style:style>
    <style:style style:name="T1" style:family="text">
      <style:text-properties fo:font-size="10pt" style:font-size-asian="8.75pt" style:font-size-complex="10pt"/>
    </style:style>
    <style:style style:name="T2" style:family="text">
      <style:text-properties fo:font-size="10pt" officeooo:rsid="001549ae" style:font-size-asian="8.75pt" style:font-size-complex="10pt"/>
    </style:style>
    <style:style style:name="T3" style:family="text">
      <style:text-properties fo:font-size="10pt" fo:font-weight="bold" style:font-size-asian="8.75pt" style:font-weight-asian="bold" style:font-size-complex="10pt" style:font-weight-complex="bold"/>
    </style:style>
    <style:style style:name="T4" style:family="text">
      <style:text-properties fo:font-size="10pt" fo:font-style="italic" style:font-size-asian="8.75pt" style:font-style-asian="italic" style:font-size-complex="10pt" style:font-style-complex="italic"/>
    </style:style>
    <style:style style:name="T5" style:family="text">
      <style:text-properties fo:font-size="10pt" fo:font-style="italic" officeooo:rsid="002422a1" style:font-size-asian="8.75pt" style:font-style-asian="italic" style:font-size-complex="10pt" style:font-style-complex="italic"/>
    </style:style>
    <style:style style:name="T6" style:family="text">
      <style:text-properties fo:font-size="10pt" fo:font-style="italic" fo:font-weight="bold" officeooo:rsid="00243846" style:font-size-asian="8.75pt" style:font-style-asian="italic" style:font-weight-asian="bold" style:font-size-complex="10pt" style:font-style-complex="italic" style:font-weight-complex="bold"/>
    </style:style>
    <style:style style:name="T7" style:family="text">
      <style:text-properties fo:font-size="10pt" fo:font-style="italic" fo:font-weight="normal" officeooo:rsid="00243846" style:font-size-asian="8.75pt" style:font-style-asian="italic" style:font-weight-asian="normal" style:font-size-complex="10pt" style:font-style-complex="italic" style:font-weight-complex="normal"/>
    </style:style>
    <style:style style:name="T8" style:family="text">
      <style:text-properties style:text-position="super 58%" fo:font-size="10pt" style:font-size-asian="8.75pt" style:font-size-complex="10pt"/>
    </style:style>
    <style:style style:name="T9" style:family="text">
      <style:text-properties style:text-position="0% 100%"/>
    </style:style>
    <style:style style:name="T10"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atellite Platforms</text:p>
      <text:p text:style-name="P1"/>
      <text:p text:style-name="P2"><text:span text:style-name="T10">mass controll:</text:span> Ikke nødvendigvis like viktig lenger da man har mindre og mindre satelitter. </text:p>
      <text:p text:style-name="P2">Store sats: Mye <text:span text:style-name="T1">å si. Sat worth its weight in gold</text:span></text:p>
      <text:p text:style-name="P2"><text:span text:style-name="T1">- </text:span><text:span text:style-name="T2">To get the mass of the sat into space → rocket equation</text:span></text:p>
      <text:p text:style-name="P3"><text:span text:style-name="T1">Rocket equation: In order to get the sat to speed is dependent on the initial mass and the final mass of the sat. Final mass is initial mass minus the propellant. </text:span></text:p>
      <text:p text:style-name="P3"><text:span text:style-name="T1"/></text:p>
      <text:p text:style-name="P3"><text:span text:style-name="T1">1</text:span><text:span text:style-name="T8">st</text:span><text:span text:style-name="T1"> and 2</text:span><text:span text:style-name="T8">nd</text:span><text:span text:style-name="T1"> cosmic speeds: 1</text:span><text:span text:style-name="T8">st</text:span><text:span text:style-name="T1"> = velocity the sat need to orbit just above the earth minus atmosphere and eearth is a perfect sphere. 2</text:span><text:span text:style-name="T8">Nd</text:span><text:span text:style-name="T1"> =???</text:span></text:p>
      <text:p text:style-name="P3"><text:span text:style-name="T1"/></text:p>
      <text:p text:style-name="P3"><text:span text:style-name="T1"/></text:p>
      <text:p text:style-name="P3"><text:span text:style-name="T1"/></text:p>
      <text:p text:style-name="P2"><text:span text:style-name="T1"/></text:p>
      <text:p text:style-name="P2"><text:span text:style-name="T1"/></text:p>
      <text:p text:style-name="P2"><text:span text:style-name="T1"/></text:p>
      <text:p text:style-name="P2"><text:span text:style-name="T3">Orbit controll:</text:span><text:span text:style-name="T1"> Keep the satelites position and orientation for its purpose</text:span></text:p>
      <text:p text:style-name="P4"><text:span text:style-name="T1">Attitude controll: orientation of the sat in space. In order to keep contact with earth, take pictures, send data etc. </text:span></text:p>
      <text:p text:style-name="P5"><text:span text:style-name="T1">Perturbations(influence orbits/irregularites): ???</text:span></text:p>
      <text:p text:style-name="P6"><text:span text:style-name="T1">Torque on sateliates for attitude controll:</text:span></text:p>
      <text:p text:style-name="P6"><text:span text:style-name="T1">- Gravity-gradient tourque</text:span></text:p>
      <text:p text:style-name="P6"><text:span text:style-name="T1">- Solar radiotan pressure</text:span></text:p>
      <text:p text:style-name="P6"><text:span text:style-name="T1">- Magnetic Tourqe</text:span></text:p>
      <text:p text:style-name="P6"><text:span text:style-name="T1">- Aerodynamic torque</text:span></text:p>
      <text:p text:style-name="P6"><text:span text:style-name="T1"/></text:p>
      <text:p text:style-name="P6"><text:span text:style-name="T1">Stabilizing sats: </text:span></text:p>
      <text:p text:style-name="P6"><text:span text:style-name="T1">- Gravity gradient stabilisation</text:span></text:p>
      <text:p text:style-name="P6"><text:span text:style-name="T1">- Spin stab</text:span></text:p>
      <text:p text:style-name="P6"><text:span text:style-name="T1">- Thruster</text:span></text:p>
      <text:p text:style-name="P6"><text:span text:style-name="T1">- Momentum controll</text:span></text:p>
      <text:p text:style-name="P6"><text:span text:style-name="T1"><text:tab/>- using wheels to counteract the spin</text:span></text:p>
      <text:p text:style-name="P6"><text:span text:style-name="T1"/></text:p>
      <text:p text:style-name="P7"><text:span text:style-name="T1">Antenna usually decoupled from the sat so when the sat spins the antenna will stand still. </text:span></text:p>
      <text:p text:style-name="P7"><text:span text:style-name="T1"/></text:p>
      <text:p text:style-name="P8"><text:span text:style-name="T1">Orient the sat in yaw, roll, pitch also precession needs to be controlled.</text:span></text:p>
      <text:p text:style-name="P8"><text:span text:style-name="T1"/></text:p>
      <text:p text:style-name="P9"><text:span text:style-name="T1">Sensor detects problems that will need re-orientation/attitude control.</text:span></text:p>
      <text:p text:style-name="P8"><text:span text:style-name="T1"/></text:p>
      <text:p text:style-name="P2"><text:span text:style-name="T1"/></text:p>
      <text:p text:style-name="P2"><text:span text:style-name="T1"/></text:p>
      <text:p text:style-name="P2"><text:span text:style-name="T3">Power Controll:</text:span><text:span text:style-name="T1"> Not the electronics on board, mainly fuel and stuff. Need fuel to correct orbit and position etc. Use solar panels to keep the electronics alive</text:span></text:p>
      <text:p text:style-name="P10"><text:span text:style-name="T1">Solid propellant: </text:span></text:p>
      <text:p text:style-name="P10"><text:span text:style-name="T1">- Simple, reliable, stable. But cant restart or stopped. Used in launches from earth</text:span></text:p>
      <text:p text:style-name="P10"><text:span text:style-name="T1"/></text:p>
      <text:p text:style-name="P10"><text:span text:style-name="T1">Liquid propellant: </text:span></text:p>
      <text:p text:style-name="P10"><text:span text:style-name="T1">- Simple, reliable, unstable. Can be stopped and started. Used if you want to correct sat orbit. Also used in launches</text:span></text:p>
      <text:p text:style-name="P10"><text:span text:style-name="T1"/></text:p>
      <text:p text:style-name="P10"><text:span text:style-name="T1">Ion propellant:</text:span></text:p>
      <text:p text:style-name="P10"><text:span text:style-name="T1">- Newer/recent propellant. Complicated, reliable, stable. Can be started and stopped. Cant lift off from earth, cuz it has low thrust. It has high specific impules, so it is good for changing spaceships once in space.</text:span></text:p>
      <text:p text:style-name="P10"><text:span text:style-name="T1"/></text:p>
      <text:p text:style-name="P11"><text:span text:style-name="T1">Specific impulse = F/(G0*dm/dt) </text:span></text:p>
      <text:p text:style-name="P12"><text:span text:style-name="T1">dm/dt = mass of proppellant over a certain time</text:span></text:p>
      <text:p text:style-name="P11"><text:span text:style-name="T1"/></text:p>
      <text:p text:style-name="P12"><text:span text:style-name="T1">Itotal (total impulse) = F *delta t = deltaP</text:span></text:p>
      <text:p text:style-name="P2"><text:span text:style-name="T1"/></text:p>
      <text:p text:style-name="P13"><text:span text:style-name="T1">Ispecific = (Itotal </text:span><text:span text:style-name="T4">deltaT) /g0*(deltam/deltat) </text:span><text:span text:style-name="T5">= Itot / (g0 * deltam) </text:span><text:span text:style-name="T6">not finish</text:span></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2"><text:span text:style-name="T1"/></text:p>
      <text:p text:style-name="P2"><text:soft-page-break/><text:span text:style-name="T1">Temp controll: Keep the sat operating. Diff parts have diff temp req. </text:span></text:p>
      <text:p text:style-name="P2"><text:span text:style-name="T1"/></text:p>
      <text:p text:style-name="P2"><text:span text:style-name="T1">Telemetry: Communications with satelits. Wihtouth this the sat is not worth anything. Telemetry is important. First thing we do is deploying the antenna so we can tlak with the sat.</text:span></text:p>
      <text:p text:style-name="P2"><text:span text:style-name="T1"/></text:p>
      <text:p text:style-name="P2"><text:span text:style-name="T1">Mechanical: All mechanical need to operate withouth any problem. Can loose sat if this shit isnt working 100%</text:span></text:p>
      <text:p text:style-name="P2"><text:span text:style-name="T1"/></text:p>
      <text:p text:style-name="P2"><text:span text:style-name="T1">Payload: Purpose generally to create revenue</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2:08:59.830055004</meta:creation-date>
    <dc:date>2018-10-09T12:56:03.937122195</dc:date>
    <meta:editing-duration>PT46M55S</meta:editing-duration>
    <meta:editing-cycles>19</meta:editing-cycles>
    <meta:generator>LibreOffice/6.0.3.2$Linux_X86_64 LibreOffice_project/00m0$Build-2</meta:generator>
    <meta:document-statistic meta:table-count="0" meta:image-count="0" meta:object-count="0" meta:page-count="2" meta:paragraph-count="38" meta:word-count="414" meta:character-count="2501" meta:non-whitespace-character-count="2115"/>
  </office:meta>
</office:document-meta>
</file>